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Jomolhari" svg:font-family="Jomolhari" style:font-adornments="Regular" style:font-pitch="variable"/>
    <style:font-face style:name="LKLUG" svg:font-family="LKLUG" style:font-adornments="Italic"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fr" fo:country="FR" officeooo:rsid="0006561a" officeooo:paragraph-rsid="0006561a"/>
    </style:style>
    <style:style style:name="P2" style:family="paragraph" style:parent-style-name="Standard">
      <style:text-properties fo:language="fr" fo:country="FR" officeooo:rsid="0006561a" officeooo:paragraph-rsid="000ba4f3"/>
    </style:style>
    <style:style style:name="P3" style:family="paragraph" style:parent-style-name="Standard">
      <style:text-properties fo:language="fr" fo:country="FR" officeooo:rsid="00099857" officeooo:paragraph-rsid="00099857"/>
    </style:style>
    <style:style style:name="P4" style:family="paragraph" style:parent-style-name="Standard">
      <style:text-properties fo:language="fr" fo:country="FR" officeooo:rsid="000ba4f3" officeooo:paragraph-rsid="000ba4f3"/>
    </style:style>
    <style:style style:name="P5" style:family="paragraph" style:parent-style-name="Standard">
      <style:text-properties fo:language="fr" fo:country="FR" officeooo:rsid="000cd7c0" officeooo:paragraph-rsid="000cd7c0"/>
    </style:style>
    <style:style style:name="P6" style:family="paragraph" style:parent-style-name="Standard">
      <style:text-properties fo:language="fr" fo:country="FR" officeooo:rsid="0016b289" officeooo:paragraph-rsid="0016b289"/>
    </style:style>
    <style:style style:name="P7" style:family="paragraph" style:parent-style-name="_2d_titre">
      <style:text-properties fo:language="fr" fo:country="FR"/>
    </style:style>
    <style:style style:name="P8" style:family="paragraph" style:parent-style-name="_2d_date">
      <style:text-properties fo:language="fr" fo:country="FR"/>
    </style:style>
    <style:style style:name="P9" style:family="paragraph" style:parent-style-name="_2d_section">
      <style:text-properties fo:language="fr" fo:country="FR"/>
    </style:style>
    <style:style style:name="P10" style:family="paragraph" style:parent-style-name="_2d_section">
      <style:text-properties fo:language="fr" fo:country="FR" officeooo:rsid="000cd7c0" officeooo:paragraph-rsid="000cd7c0"/>
    </style:style>
    <style:style style:name="P11" style:family="paragraph" style:parent-style-name="_2d_txt">
      <style:text-properties fo:language="fr" fo:country="FR"/>
    </style:style>
    <style:style style:name="P12" style:family="paragraph" style:parent-style-name="_2d_txt">
      <style:text-properties fo:language="fr" fo:country="FR" officeooo:rsid="000cd7c0" officeooo:paragraph-rsid="000cd7c0"/>
    </style:style>
    <style:style style:name="P13" style:family="paragraph" style:parent-style-name="_2d_txt">
      <style:text-properties fo:language="fr" fo:country="FR" officeooo:rsid="000ba4f3"/>
    </style:style>
    <style:style style:name="P14" style:family="paragraph" style:parent-style-name="_2d_txt">
      <style:text-properties fo:language="fr" fo:country="FR" officeooo:rsid="001092a2" officeooo:paragraph-rsid="001092a2"/>
    </style:style>
    <style:style style:name="P15" style:family="paragraph" style:parent-style-name="_2d_txt">
      <style:text-properties fo:language="fr" fo:country="FR" officeooo:rsid="00121f09" officeooo:paragraph-rsid="00121f09"/>
    </style:style>
    <style:style style:name="P16" style:family="paragraph" style:parent-style-name="_2d_txt">
      <style:text-properties fo:language="fr" fo:country="FR" officeooo:rsid="0013518e" officeooo:paragraph-rsid="0013518e"/>
    </style:style>
    <style:style style:name="P17" style:family="paragraph" style:parent-style-name="_2d_txt">
      <style:text-properties fo:language="fr" fo:country="FR" officeooo:rsid="0014187b" officeooo:paragraph-rsid="0014187b"/>
    </style:style>
    <style:style style:name="P18" style:family="paragraph" style:parent-style-name="_2d_txt">
      <style:text-properties fo:language="fr" fo:country="FR" officeooo:rsid="0016452c" officeooo:paragraph-rsid="0016452c"/>
    </style:style>
    <style:style style:name="P19" style:family="paragraph" style:parent-style-name="_2d_txt">
      <style:text-properties fo:language="fr" fo:country="FR" officeooo:paragraph-rsid="0016df41"/>
    </style:style>
    <style:style style:name="P20" style:family="paragraph" style:parent-style-name="_2d_txt">
      <style:text-properties fo:language="fr" fo:country="FR" officeooo:rsid="00188420" officeooo:paragraph-rsid="00188420"/>
    </style:style>
    <style:style style:name="P21" style:family="paragraph" style:parent-style-name="_2d_txt">
      <style:text-properties fo:language="fr" fo:country="FR" officeooo:rsid="00195bd1" officeooo:paragraph-rsid="00195bd1"/>
    </style:style>
    <style:style style:name="P22" style:family="paragraph" style:parent-style-name="_2d_txt">
      <style:text-properties fo:language="fr" fo:country="FR" officeooo:rsid="0016df41" officeooo:paragraph-rsid="0016df41"/>
    </style:style>
    <style:style style:name="P23" style:family="paragraph" style:parent-style-name="Standard">
      <style:paragraph-properties fo:break-before="page"/>
      <style:text-properties fo:language="fr" fo:country="FR"/>
    </style:style>
    <style:style style:name="P24" style:family="paragraph" style:parent-style-name="Standard">
      <style:paragraph-properties fo:text-align="start" style:justify-single-word="false"/>
    </style:style>
    <style:style style:name="P25" style:family="paragraph" style:parent-style-name="_2d_txt" style:list-style-name="L1">
      <style:text-properties fo:language="fr" fo:country="FR" officeooo:rsid="0006561a"/>
    </style:style>
    <style:style style:name="P26" style:family="paragraph" style:parent-style-name="_2d_txt" style:list-style-name="L2">
      <style:text-properties fo:language="fr" fo:country="FR"/>
    </style:style>
    <style:style style:name="P27" style:family="paragraph" style:parent-style-name="_2d_txt" style:list-style-name="L2">
      <style:text-properties fo:language="fr" fo:country="FR" officeooo:rsid="00099857"/>
    </style:style>
    <style:style style:name="P28" style:family="paragraph" style:parent-style-name="_2d_txt" style:list-style-name="L2">
      <style:text-properties fo:language="fr" fo:country="FR" officeooo:rsid="000a9b2a"/>
    </style:style>
    <style:style style:name="P29" style:family="paragraph" style:parent-style-name="_2d_txt" style:list-style-name="L3">
      <style:text-properties fo:language="fr" fo:country="FR"/>
    </style:style>
    <style:style style:name="P30" style:family="paragraph" style:parent-style-name="_2d_txt" style:list-style-name="L3">
      <style:text-properties fo:language="fr" fo:country="FR" officeooo:rsid="0016b289" officeooo:paragraph-rsid="0016b289"/>
    </style:style>
    <style:style style:name="T1" style:family="text">
      <style:text-properties officeooo:rsid="00099857"/>
    </style:style>
    <style:style style:name="T2" style:family="text">
      <style:text-properties officeooo:rsid="000ba4f3"/>
    </style:style>
    <style:style style:name="T3" style:family="text">
      <style:text-properties style:font-name="sans-serif" fo:font-size="9.75pt"/>
    </style:style>
    <style:style style:name="T4" style:family="text">
      <style:text-properties style:font-name="sans-serif" fo:font-size="9.75pt" officeooo:rsid="000ba4f3"/>
    </style:style>
    <style:style style:name="T5" style:family="text">
      <style:text-properties style:font-name="sans-serif" fo:font-size="9.75pt" officeooo:rsid="0016b289"/>
    </style:style>
    <style:style style:name="T6" style:family="text">
      <style:text-properties fo:font-weight="bold" style:font-weight-asian="bold" style:font-weight-complex="bold"/>
    </style:style>
    <style:style style:name="T7" style:family="text">
      <style:text-properties officeooo:rsid="000dc885"/>
    </style:style>
    <style:style style:name="T8" style:family="text">
      <style:text-properties officeooo:rsid="000f4f86"/>
    </style:style>
    <style:style style:name="T9" style:family="text">
      <style:text-properties officeooo:rsid="0013518e"/>
    </style:style>
    <style:style style:name="T10" style:family="text">
      <style:text-properties officeooo:rsid="0014187b"/>
    </style:style>
    <style:style style:name="T11" style:family="text">
      <style:text-properties officeooo:rsid="0015719b"/>
    </style:style>
    <style:style style:name="T12" style:family="text">
      <style:text-properties officeooo:rsid="001756e5"/>
    </style:style>
    <style:style style:name="T13" style:family="text">
      <style:text-properties officeooo:rsid="00188420"/>
    </style:style>
    <style:style style:name="T14" style:family="text">
      <style:text-properties officeooo:rsid="00195bd1"/>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Questionnaire à propos du métier de Programmeur de jeu vidéo</text:p>
      <text:p text:style-name="P7">Interview écrite de <text:span text:style-name="T6">Antoine GUERCHAIS </text:span>par <text:span text:style-name="T6">Ervan SILVERT</text:span></text:p>
      <text:p text:style-name="P8">le 23 Novembre 2014</text:p>
      <text:p text:style-name="P10">Remarques préalables:</text:p>
      <text:p text:style-name="P12">Cette interview sera placée dans mon rapport de Projet Personnel et Professionnel. <text:span text:style-name="T7">Vous y serait cité. C'est dans cet optique que je vous pose ces questions, dès lors évidemment les détails sont les bienvenus, mais ils restent optionnels. Merci d'avance !</text:span></text:p>
      <text:p text:style-name="P1"/>
      <text:p text:style-name="P9">A propos de vous</text:p>
      <text:p text:style-name="P19">Pour quelle entreprise travaillez vous ? Pouvez-vous décrire brièvement votre rôle dans celle-ci ? </text:p>
      <text:p text:style-name="P22">Je travaille actuellement pour 5 Bits Games dont je suis un des co-fondateurs mais aussi en tant qu'auto entrepreneur. 5 Bits Games est une petite entreprise composé uniquement des 3 personnes qui ont fondées l'entreprise. Due à la petite taille de l'entreprise on est obligé d'avoir plusieurs casquettes, gestion, marketing, relation presse Mais ma fonction principale est programmeur. On a développé notre propre jeu DeadCore et c'est moi qui suit responsable de tout la code sur le projet et de beaucoup de taches techniques.</text:p>
      <text:p text:style-name="P14">Sinon en tant qu'auto entrepreneur je suis formateur Unity3D pour des écoles et des centres de formation.</text:p>
      <text:p text:style-name="P11">Travaillez-vous seul ? (C'est ce que je crois avoir compris sur le site deadlock-game.com).</text:p>
      <text:p text:style-name="P14">Je travaille toujours avec d'autres personnes que ça soit sur des projets de jeux chez 5 Bits Games ou l'on a travaillé à 5 sur le projet ou sur mes jeux précédents. Le jeu vidéo est essentiellement un travail d'équipe. <text:span text:style-name="T12">Par contre actuellement je travail à distance.</text:span></text:p>
      <text:p text:style-name="P9">Compétences nécessaires:</text:p>
      <text:p text:style-name="P11">Quelles études avez-vous fait ? <text:span text:style-name="T2">En comparaison, quelles études auraient suffis à votre embauche ?</text:span></text:p>
      <text:p text:style-name="P14">Après le bac je suis allé à l'université à Rennes 1 pour faire une licence d'Informatique, puis après une première année de Master d'Informatique j'ai décidé de partir faire un Master orienté jeux vidéo à l'ENJMIN (c'est un école publique coordonné<text:span text:style-name="T12">e</text:span> par l'université de la Rochelle, Poitier et le CNAM de Paris). J'aurais peu juste continuer mes études d'informatique mais l'ENJMIN offre un réel plus quand on veut travailler dans le jeu vidéo. Que ça soit au niveau de la culture, de la connaissance du travaille avec une équipe pluridisciplinaire mais aussi les contacts dans le milieu du jeu vidéo.</text:p>
      <text:p text:style-name="P11">Comment avez-vous été recruté par votre entreprise ? <text:span text:style-name="T2">Pouvez-vous me parler de votre entretien d'embauche ? (Avez-vous trouvé le travail sur internet ou l'AFJV ? Vous ont-ils testé avant de vous engager ?)</text:span></text:p>
      <text:p text:style-name="P15">Pour 5 Bits Games c'est simple je n'ai pas été recruté puisque j'en suis un des fondateurs. Mais j'ai rencontré les collègues lors de mes études. Avant 5 Bits Games j'ai <text:s/>travaillé dans d'autres entreprises dans lesquelles j'avais postul<text:span text:style-name="T12">é</text:span> parfois en effet par l’intermédiaire de l'AFJV. Les candidatures se font toujours par le net. Lors des entretiens souvent c'est une discussion avec le directeur technique, un rh et parfois un producer. Parfois un test technique afin de s'assurer des compétences du candidats. <text:span text:style-name="T12">Mais le jeu vidéo est un très petit milieu, on a vite fait de connaître des gens dans un peu tout les studio et ça peu être d'une grande utilité pour apprendre qu'un studio recrute.</text:span></text:p>
      <text:p text:style-name="P11"><text:soft-page-break/>Quel caractère pensez-vous nécessaire ou fortuit à votre travail ? Correspondez-vous à ce caractère ?</text:p>
      <text:p text:style-name="P15">En tant que programmeur je pense qu'une des compétences importantes est la logique. Afin de trouver les meilleurs solution pour rendre compte des mécaniques gameplay développé<text:span text:style-name="T12">es</text:span> par le Game Designer. Mais aussi l'organisation car souvent les jeux vidéos sont des projets assez <text:span text:style-name="T12">important</text:span> en nombre d'assets et avec souvent des changements inattendu. Donc sans une bonne organisation on a vite fait de se perdre et le projet a tendance à devenir inutilement complexe.</text:p>
      <text:p text:style-name="P15">En tant que programmeur indépendant je pense qu'il faut aussi une bonne grosse dose de passion et une forte détermination. Parce que les déconvenues peuvent être fréquente et les revenus pas toujours à hauteur des <text:span text:style-name="T9">espérances.</text:span> Donc sans passion la majorité des gens auront tendance à abandonner très vite.</text:p>
      <text:p text:style-name="P11">Quel langage de programmation vous est nécessaire ? Quel “plus” serait le bienvenu pour votre poste ?</text:p>
      <text:p text:style-name="P16">La majorité du temps je travaille en C#, surtout du au moteur que j'utilise le plus Unity3D. Mais aussi parfois en C++. Parfois j'ai besoin de mettre en place des solutions online en PHP/SQL. Des langages de shader <text:span text:style-name="T12">pour les rendu graphique en</text:span> Cg par exemple.</text:p>
      <text:p text:style-name="P16">C++ et C# sont sûrement les langages les plus utilisé<text:span text:style-name="T12">s</text:span> dans le jeu vidéo si j'avais besoin d'un autre langage ça serait sûrement Objective-C qui est très utilis<text:span text:style-name="T12">é</text:span> pour le développement sur iOS.</text:p>
      <text:p text:style-name="P11">Avez-vous toujours voulu être programmeur de jeu vidéo ? Aviez-vous une expérience (formation ou travail sur votre temps libre ) ?</text:p>
      <text:p text:style-name="P16">Je n'ai pas toujours voulu être programmeur de jeu vidéo, j'aime l'informatique depuis le collège et les premier programme<text:span text:style-name="T13">s</text:span> que j'ai développé était quand même des jeux. Mais à l'époque je ne pensais pas forcement travailler dans le jeu. Ce que je savais c’était que je ne voulais pas travailler dans le domaine <text:span text:style-name="T13">bancaire</text:span> ou la sécurité informatique, j'ai toujours été attiré aussi par les domaines artistiques. C'est en apprenant l’existence de l'ENJMIN que j'ai commencer à l'envisager comme une carrière possible.</text:p>
      <text:p text:style-name="P2"/>
      <text:p text:style-name="P9">Journée type:</text:p>
      <text:p text:style-name="P11">Pouvez-vous me décrire une journée type de travail ?</text:p>
      <text:p text:style-name="P16"><text:span text:style-name="T13">M</text:span>es journée ne sont pas forcement représentative du travail d'un programmeur dans le jeu vidéo. Et je n'ai pratiquement pas de journée type. Cela change presque tout<text:span text:style-name="T13">es</text:span> les semaines. Je vous propose donc de vous décrire une journée type lorsque je travaillait dans une société de jeux vidéo plus classique et ensuite ce que je fait maintenant.</text:p>
      <text:p text:style-name="P16">Journée type lors de la production de Type:Rider :</text:p>
      <text:p text:style-name="P16">Arriver le matin à 9h (30mn avant le reste de l'équipe, par choix, donc c'est assez flexible mais pas trop non plus je doit faire mais 7h par jour minimum), je me fait un thé et me <text:s/>met à mon poste <text:span text:style-name="T10">(on travaille dans une petite pièce dans les locaux de l'entreprise avec 5 postes de travailles, on est plutôt bien installé)</text:span>. Je lance une update du projet (on utilise un gestionnaire de version) comme ça je suis sur en début de journée d'avoir la version la plus à jour du projet. Je check mes mails pro, on travaille avec une équipe chargé du son à Toulouse et on a souvent des échanges en décalé parce qu'ils nous envoie les remarques en fin de journée.</text:p>
      <text:p text:style-name="P16">Ensuite je regarde le bug tracker voir si j'ai des petits bugs que je peut corriger avant l'arriver de l'équipe. 9H30 l'équipe arrive, on discute des features qu'on veut développer dans la journée voir si un autre membre de l'équipe à un besoin critique qui le bloc sur la <text:soft-page-break/>production.</text:p>
      <text:p text:style-name="P16">Je travaille tout la matiner sur les features planifié<text:span text:style-name="T10">es</text:span>. A 13h on fait notre pause repas. <text:span text:style-name="T10">Parfois on en profite pour manger avec notre producer qui travaille sur plusieurs projet et faire le point sur l'avancer global de la prod.</text:span></text:p>
      <text:p text:style-name="P17">L'aprem <text:span text:style-name="T13">rebelote</text:span> développement des features parfois je travaille directement avec un level designer pour l'aider dans l'intégration ou mettre en place un script spécifique qu'il n'avait pas anticipé. Si c'est vendredi tout l'équipe se regroupe en réunion avec le producer et le chef de projet, on fait le point sur l'avancé (c'est notre point de fin de SCRUM), on vérifie tout les features de la semaine et on décide de l'objectif pour la semaine suivante. Voilà ça c'est quand tout ce passe bien mais en vrai y a souvent plein d’imprévu. La deadline c'est toujours un peu stressant après sur ce projet on la connaissait depuis le départ et on a décidé de trancher dans les features quand on voyait que ça passerait pas donc on l'a plutôt bien anticipé même si on a eu droit à un mois de rab parce que le client était très content du boulot.</text:p>
      <text:p text:style-name="P17">Maintenant c'est très différent 5 Bits Games est notre propre société, nous n’avons pas de locaux donc chacun travail de chez lui. La raison principale c'est qu'on est tous à distance (Paris, Grenoble, Montréal) et l'on travaille avec d'autres amis à Montpellier. Notre lieu de travail commun c'est Skype, on est connecté en permanence. A coté de ça je suis auto entrepreneur et je donne des cours toutes les semaines dans une école le vendredi et samedi.</text:p>
      <text:p text:style-name="P17">En fonction des semaines et du nombre de cours que j'ai à donner j'organise ma journée entre la préparation des cours et les objectifs qu'on s'est fixé avec l'équipe. Tout les matins, midis et soirs je vérifie la boite pro de la société parce qu'on doit être assez réactif avec les mails de notes éditeurs mais aussi suivre les demandes de la presse, prendre en compte les feedbacks de nos joueurs et parfois on reçoit des propositions <text:span text:style-name="T11">de potentiels clients ou de personnes qui veulent travailler avec nous. Souvent je commence ma journée vers 9h et je fini entre 18h ou 23h. Le fait de créer sa société (5 Bits Games à moins d'un an) impose par mal de travail surtout qu'on essaye de fonctionner sans emprunts on est fait pas appel aux banques, on fonctionne entièrement sur fond propre, ce qui nous impose de trouver d'autres ressources (par exemple la formation) mais ça implique une double charge de travail.</text:span></text:p>
      <text:p text:style-name="P18">Comme la majorité de mon travail se passe chez moi je moi, j'essaye de profiter de tout les événements professionnel pour aller rencontrer d'autres personnes du jeux vidéo partager nos problèmes et parfois discuter de collaboration professionnelle.</text:p>
      <text:p text:style-name="P17">En période de production comme on est sur des fuseaux horaires différents et qu'en plus on est partagé entre 5 Bits Games et d'autres métiers (parfois dans d'autres studios de jeux ou sur des formations) le dimanche soir est le seul moment ou l'on sait qu'on peut être tous disponible donc le dimanche c'est soir de réunion.</text:p>
      <text:p text:style-name="P11"><text:tab/>Insistez, je vous prie <text:span text:style-name="T1">sur</text:span>: </text:p>
      <text:list xml:id="list3931073232958372547" text:style-name="L1">
        <text:list-item>
          <text:p text:style-name="P25">vos horaires (sont-elles flexibles ?),</text:p>
        </text:list-item>
      </text:list>
      <text:list xml:id="list1675080436741789166" text:style-name="L2">
        <text:list-item>
          <text:p text:style-name="P26">vos relation<text:span text:style-name="T1">s</text:span> avec vos collègues (est-ce un travail d'équipe ?<text:span text:style-name="T1">)</text:span></text:p>
        </text:list-item>
        <text:list-item>
          <text:p text:style-name="P27">votre supérieur, si vous en avez un, vous joint-il souvent ? </text:p>
        </text:list-item>
        <text:list-item>
          <text:p text:style-name="P28">votre lieu de travail (locaux de l'entreprise, compartiment spécial ou bien chez vous peut-être) ?</text:p>
        </text:list-item>
        <text:list-item>
          <text:p text:style-name="P26">votre rapport à la fameuse “deadline” dont tous les monde parle et qui stresse les programmeurs.</text:p>
        </text:list-item>
        <text:list-item>
          <text:p text:style-name="P26">Vos relations avec d'éventuelles aux entreprises, d'éventuels clients ou <text:soft-page-break/>commerciaux ?</text:p>
        </text:list-item>
      </text:list>
      <text:p text:style-name="P3"/>
      <text:p text:style-name="P9">Point de vue Global:</text:p>
      <text:p text:style-name="P11">Nous sommes dans un contexte de jeu vidéo, pouvez-vous m'indiquer dans la limite du possible (et de votre motivation), les étapes depuis l'idée jusqu'à sa commercialisation et votre implication dans ces diverses étapes ?</text:p>
      <text:p text:style-name="P20">La plus part des projets de jeux vidéo démarre par ce que l'on appelle une pré production. Une équipe de taille réduite travaille sur le concept, commence a faire des petits prototypes pour voir si le projet semble réalisable et s'il est fun à jouer ou que ça nous semble intéressant. A la fin de cette phase soit le projet est validé par la société si la société à l'argent pour le développer, soit il faut rechercher des financements, aide de certain organisme, réponse à des appelles d'offre, démarcher des éditeurs.</text:p>
      <text:p text:style-name="P20">Un fois les fond récoltés (ou du moins assurés), la production est lancé. En générale à ce moment la taille de l'équipe <text:span text:style-name="T14">augmente</text:span> afin de répondre à tout les besoins de la production. Certaine deadline sont fixé ou pas et on commence le développement. La majorité de studio travaille en méthode agile (le cycle en v ne peut pas s'appliquer au modèle du jeu vidéo qui est en mutation constante pendant tout la production). Du coup <text:span text:style-name="T14">s’enchaîne</text:span> des cycles court<text:span text:style-name="T14">s</text:span> ou l'objectif est d'avoir en permanence une version jouable du jeu.</text:p>
      <text:p text:style-name="P20">La première étape est la vertical slice, c'est le moment ou tout les features du jeu sont disponible. Tout le contenu n'est pas forcement produit mais le jeu fonctionne. Celon les studio cette étape <text:span text:style-name="T14">correspond</text:span> à l'alpha du jeu.</text:p>
      <text:p text:style-name="P20">Puis arrive la beta, lorsque tout le contenu et les features du jeu sont disponible. Le jeu peut être joué du début à la fin mais il peut rester des bugs. Certaine chose qui ne fonctionne pas bien. A partir de maintenant on se concentre essentiellement sur l'amélioration de la qualité du jeu.</text:p>
      <text:p text:style-name="P20">Ensuite quand la majorité des bugs semble corriger c'est la candidate master. Le jeu est envoyés à des équipes de testeur qui vont se charger de <text:span text:style-name="T14">retourner</text:span> le jeu dans tout les sens et voir s'il correspond bien au standard du marcher et respect les guidelines des fabricants de console ou de téléphone.</text:p>
      <text:p text:style-name="P21">Quand tout est ok on passe le jeu en Gold Master. Cette version est envoyé aux consoliers et aux magasins en ligne (exemple Steam) pour qu'ils approuvent la distribution.</text:p>
      <text:p text:style-name="P21">La dernière étape qu'on a tendance à oublier c'est le support. Une fois sortie ce n'est pas rare que les joueurs aient des problèmes. Donc le développement continue pour corriger les bugs qu'on aurait manqué ou répondre à aux questions de certains joueurs.</text:p>
      <text:p text:style-name="P3"/>
      <text:p text:style-name="P9">Conditions <text:span text:style-name="T8">d</text:span>e travail:</text:p>
      <text:p text:style-name="P11">Quel<text:span text:style-name="T2">(</text:span>s<text:span text:style-name="T2">)</text:span> logiciel<text:span text:style-name="T2">(</text:span>s<text:span text:style-name="T2">)</text:span> utilisez-vous ? </text:p>
      <text:p text:style-name="P18">Actuellement je travaille essentiellement avec Unity3D, MonoDevelop et FMOD studio, Steam SDK.</text:p>
      <text:p text:style-name="P18">Pour le coté prod SVN, Tortoise, SourceForge, GoogleDrive, Skype.</text:p>
      <text:p text:style-name="P11">Quel<text:span text:style-name="T2">(s)</text:span> langage<text:span text:style-name="T2">(</text:span>s<text:span text:style-name="T2">)</text:span> <text:span text:style-name="T2">utilisez-vous ? C#</text:span></text:p>
      <text:p text:style-name="P11">Les moyens technologiques mis à votre disposition vous satisfont-ils ? (Idéalement, quels sont-ils ?)</text:p>
      <text:p text:style-name="P18">Les moyens technologiques à ma disposition sont mon matériel informatique personnel <text:soft-page-break/>laptop, PC desktop, tablettes. Le desktop est nécessaire pour travailler confortablement chez moi. Comme je bouge régulièrement et que je doit toujours être joignable et pouvoir travailler de n'importe ou le laptop est nécessaire également (aussi pour mon travail d'enseignant). Les tablettes me permettent de travailler sur des applications mobile Android. Ce qui me manque vraiment pour le développement futur de notre société c'est surement d'avoir des kits de développements console.</text:p>
      <text:p text:style-name="P3"/>
      <text:p text:style-name="P9">Apport du travail:</text:p>
      <text:p text:style-name="P13">On nous demande de vous questionner sur les perspectives qu'apportent votre travail. </text:p>
      <text:p text:style-name="P18">Le jeux vidéo est en pleine explosion c'est « l'industrie culturelle » la plus importante en terme de chiffre d'affaire devant le cinéma. Le publique du jeu vidéo est de plus en plus large et touche tout les catégories sociales. L'apprentissage (serious game), l'art (installation numérique), les télés (nouvelles écritures) s'interessent de prêt aux jeux vidéo et emprunte souvent les codes et technologies du jeu vidéo. Du coup je pense que c'est un métier en perpétuel mouvement et qui offre de nombreuse perspective d'avenir.</text:p>
      <text:p text:style-name="P18">Par contre il faut être lucide devant la facade de première industrie culturelle c'est un milieu très dur pour beaucoup d'entreprise et il y a très régulièrement des boites qui ferment.</text:p>
      <text:p text:style-name="P11"><text:span text:style-name="T2">Dans votre cas, y a-t-il possibilité d'évoluer, d'être promu ? </text:span><text:span text:style-name="T4">Si vous étiez licencié demain, comment penseriez-vous vous réorienter ?</text:span></text:p>
      <text:p text:style-name="P18"><text:span text:style-name="T4">E</text:span><text:span text:style-name="T3">n tant que cofondateur mon évolution dépend de ce qu'on fera de notre société. Ce qui est sur c'est que même si notre société ferme un joue je continuerais à travailler dans le jeu ou alors du moins pour des </text:span><text:span text:style-name="T5">applications interactives.</text:span></text:p>
      <text:p text:style-name="P4"/>
      <text:p text:style-name="P9">Financièrement:</text:p>
      <text:p text:style-name="P11">Je conçois l'éventualité que vous souhaiteriez rester discret sur ce point. Pouvez-vous tout de même me parler de vos revenus (fourchette mensuelle/annuelle ou estimation de votre satisfaction par rapport à celle-ci ?) et s'il y en a, des avantages qu'offrent votre entreprise ? (tickets restaurant, voiture de fonction même si j'en doute, vous comprenez l'idée)</text:p>
      <text:p text:style-name="P6">Je ne peut pas vraiment donner d'information la dessus. J'ai toujours eu des situations très particulière. En plus de mon salaire je touche des droits d'auteurs sur la <text:span text:style-name="T13">plupart</text:span> de mes projets mais cela n'arrive pratiquement jamais je pense même que je suis un des seuls programmeurs dans cette situations en france. Le salaire moyen pour un junior dans le jeu vidéo en france tourne entre 1500€ et 2200€ avec souvent des tickets restaurant. De mon coté actuellement en tant que fondateur de 5 bits games nous ne nous versons pas de salaire. En tant qu'auto entrepreneur mes salaires annexes sont variables en fonction des mois.</text:p>
      <text:p text:style-name="P9">Conclusion:</text:p>
      <text:p text:style-name="P11">Enfin, j'ai dû vous épuiser, alors faisons un bilan simple en trois mot:</text:p>
      <text:p text:style-name="P11">Un mot pour:</text:p>
      <text:list xml:id="list6935938527956939389" text:style-name="L3">
        <text:list-item>
          <text:p text:style-name="P29">Votre satisfaction au travail (épanoui, mitigé, déçu).</text:p>
        </text:list-item>
        <text:list-item>
          <text:p text:style-name="P30">J'adore mon métier, je pense que je m’épanouis complètement dans un métier qui mêle le code et la création. Mais c'est un métier assez difficile psychologiquement, et les phases de joies et de satisfaction alterne souvent avec des phases de doute pendant la production.</text:p>
        </text:list-item>
        <text:list-item>
          <text:p text:style-name="P29">La compétence fondamentale nécessaire et vitale, bref le TOP pour ce métier.</text:p>
        </text:list-item>
        <text:list-item>
          <text:p text:style-name="P30"><text:soft-page-break/>Etre sociale, travailler dans le jeux vidéo demande de parler avec énormément de monde avec des compétences très diverses. Et ils faut être à l'écoute des demandes de tous.</text:p>
        </text:list-item>
        <text:list-item>
          <text:p text:style-name="P29">Et un dernier mot pour conclure, à votre souhait ! :)</text:p>
        </text:list-item>
        <text:list-item>
          <text:p text:style-name="P30">Si c'est ce que tu veux faire accroche toi, c'est parfois dur mais quand on reçoit des mails de joueurs qui ont adorer votre jeu ça vaut le coup. Et « surtout soyez Ponk »</text:p>
        </text:list-item>
      </text:list>
      <text:p text:style-name="P5"/>
      <text:p text:style-name="P9">Remerciements:</text:p>
      <text:p text:style-name="P11">C'en est fini pour les questions, je voulais une nouvelle fois vous remercier pour le temps que vous m'accorder. Vous venez de sauver mon année, je suis en cursus d'excellence CMI et cette interview difficile à récolter est décisive. Avec cela vous renseigner l'étudiant passionné que je suis sur son avenir et le conforte dans son projet d'avenir par votre gentillesse. Merci !</text:p>
      <text:p text:style-name="P23"/>
      <text:p text:style-name="P24">Antoine Guerchais<text:line-break/>Tel : + (33) 06 51 86 12 20<text:line-break/>Email : <text:a xlink:type="simple" xlink:href="mailto:antoine.guerchais@gmail.com" office:target-frame-name="_blank" xlink:show="new">antoine.guerchais@gmail.com</text:a><text:line-break/>Web : <text:a xlink:type="simple" xlink:href="http://antoineguerchais.fr/" office:target-frame-name="_blank" xlink:show="new">antoineguerchais.fr</text:a><text:line-break/>LinkedIn : <text:a xlink:type="simple" xlink:href="http://fr.linkedin.com/in/antoineguerchais" office:name="SafeHtmlFilter_SafeHtmlFilter_SafeHtmlFilter_SafeHtmlFilter_webProfileURL" office:target-frame-name="_blank" xlink:show="new">fr.linkedin.com/in/antoineguerchais</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Jomolhari" svg:font-family="Jomolhari" style:font-adornments="Regular" style:font-pitch="variable"/>
    <style:font-face style:name="LKLUG" svg:font-family="LKLUG" style:font-adornments="Italic"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_2d_titre" style:display-name="-titre" style:family="paragraph" style:parent-style-name="Standard">
      <style:paragraph-properties fo:margin-left="0.2598in" fo:margin-right="0.2598in" fo:margin-top="0in" fo:margin-bottom="0.1in" style:contextual-spacing="false" fo:line-height="150%" fo:text-align="center" style:justify-single-word="false" fo:text-indent="0in" style:auto-text-indent="false" fo:padding="0.0201in" fo:border-left="none" fo:border-right="none" fo:border-top="none" fo:border-bottom="0.06pt solid #000000" style:shadow="none"/>
      <style:text-properties style:font-name="DejaVu Serif" fo:font-family="'DejaVu Serif'" style:font-style-name="Book" style:font-family-generic="roman" style:font-pitch="variable" fo:font-size="13pt" officeooo:rsid="0006561a" style:font-size-asian="10.5pt" style:font-weight-asian="normal"/>
    </style:style>
    <style:style style:name="_2d_date" style:display-name="-date" style:family="paragraph" style:parent-style-name="Standard">
      <style:paragraph-properties fo:text-align="end" style:justify-single-word="false"/>
      <style:text-properties style:font-name="LKLUG" fo:font-family="LKLUG" style:font-style-name="Italic" style:font-pitch="variable" fo:font-size="8pt" fo:font-style="italic" officeooo:rsid="0006561a" style:font-size-asian="10.5pt" style:font-weight-asian="normal"/>
    </style:style>
    <style:style style:name="_2d_section" style:display-name="-section" style:family="paragraph" style:parent-style-name="Standard" style:master-page-name="">
      <style:paragraph-properties fo:margin-left="0in" fo:margin-right="0.1201in" fo:text-indent="0in" style:auto-text-indent="false" style:page-number="auto"/>
      <style:text-properties fo:text-transform="capitalize" style:font-name="Jomolhari" fo:font-family="Jomolhari" style:font-style-name="Regular" style:font-pitch="variable" fo:font-size="11pt" fo:text-shadow="1pt 1pt" fo:font-weight="normal" officeooo:rsid="000cd7c0" style:font-size-asian="10.5pt" style:font-weight-asian="normal" style:font-relief="none"/>
    </style:style>
    <style:style style:name="_2d_txt" style:display-name="-txt" style:family="paragraph" style:parent-style-name="Standard" style:master-page-name="">
      <style:paragraph-properties fo:margin-left="0.2598in" fo:margin-right="0in" fo:margin-top="0in" fo:margin-bottom="0.1in" style:contextual-spacing="false" fo:text-align="justify" style:justify-single-word="false" fo:text-indent="0.1in" style:auto-text-indent="false" style:page-number="auto"/>
      <style:text-properties style:font-name="DejaVu Sans" fo:font-family="'DejaVu Sans'" style:font-style-name="Book" style:font-family-generic="swiss" style:font-pitch="variable" fo:font-size="10.5pt" officeooo:rsid="0006561a" style:font-size-asian="10.5pt"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3T16:49:54.798056410</meta:creation-date>
    <dc:date>2014-12-19T19:03:14.384719063</dc:date>
    <meta:editing-duration>PT1H23M49S</meta:editing-duration>
    <meta:editing-cycles>11</meta:editing-cycles>
    <meta:generator>LibreOffice/4.2.7.2$Linux_X86_64 LibreOffice_project/420$Build-2</meta:generator>
    <meta:document-statistic meta:table-count="0" meta:image-count="0" meta:object-count="0" meta:page-count="7" meta:paragraph-count="80" meta:word-count="2865" meta:character-count="17174" meta:non-whitespace-character-count="14393"/>
  </office:meta>
</office:document-meta>
</file>